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T1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2" style:family="text">
      <style:text-properties style:font-name="Times New Roman" fo:font-size="14pt" fo:language="ru" fo:country="RU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3" style:family="text">
      <style:text-properties style:font-name="Times New Roman" fo:font-size="14pt" fo:language="ru" fo:country="RU" fo:font-weight="normal" style:font-name-asian="Times New Roman3" style:font-size-asian="14pt" style:font-weight-asian="normal" style:font-name-complex="Times New Roman3" style:font-size-complex="14pt" style:font-weight-complex="normal"/>
    </style:style>
    <style:style style:name="T4" style:family="text">
      <style:text-properties style:font-name="Times New Roman" fo:font-size="14pt" fo:language="ru" fo:country="RU" fo:font-style="italic" fo:font-weight="normal" style:font-name-asian="Times New Roman1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T5" style:family="text">
      <style:text-properties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6" style:family="text">
      <style:text-properties style:font-name="Times New Roman" fo:font-size="14pt" fo:language="en" fo:country="US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7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741cm" svg:height="0.711cm" draw:z-index="0"><draw:image xlink:href="../../odt/images/3045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Замыкающий контакт реле с задержкой по размыканию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11">C-</text:span>код <text:span text:style-name="T11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06cm" svg:height="2.14cm" draw:z-index="0"><draw:image xlink:href="../../odt/images/3045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Реализует операцию <text:span text:style-name="T8">логического И</text:span><text:span text:style-name="T9"> с </text:span><text:span text:style-name="T10">задержкой по размыканию</text:span> для <text:span text:style-name="T8">входа блока</text:span> и значения, поданного на соответствующую <text:span text:style-name="T8">управляющую обмотку реле:</text:span></text:p>
            <text:p text:style-name="P4"><draw:frame draw:style-name="fr3" draw:name="Объект1" text:anchor-type="as-char" svg:width="13.353cm" svg:height="1.977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<text:p text:style-name="Text_20_body"><text:span text:style-name="T7">где </text:span><text:span text:style-name="T7"><draw:frame draw:style-name="fr3" draw:name="Объект2" text:anchor-type="as-char" svg:width="1.087cm" svg:height="0.564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7"> – выходной сигнал блока,</text:span><text:span text:style-name="T7"><draw:frame draw:style-name="fr3" draw:name="Объект3" text:anchor-type="as-char" svg:width="1.753cm" svg:height="0.621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7">– значение (состояние) реле, </text:span><text:span text:style-name="T7"><draw:frame draw:style-name="fr3" draw:name="Объект4" text:anchor-type="as-char" svg:width="1.055cm" svg:height="0.564cm" draw:z-index="0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7">– входной сигнал блока. Задержка по размыканию относится только к выключению реле.</text:span></text:p>
            <text:p text:style-name="Text_20_body"><text:span text:style-name="T2">Для того чтобы посмотреть структуру алгоритма – нажмите правой кнопкой на блок и выберите пункт «Действия» </text:span><text:span text:style-name="T3">→</text:span><text:span text:style-name="T2"> «Войти в субмодель». Передача сигнала</text:span><text:span text:style-name="T6"> </text:span><text:span text:style-name="T2">с управляющей обмотки реле реализуется при помощи блока </text:span><text:span text:style-name="T4">Из памяти</text:span><text:span text:style-name="T5">. </text:span><text:span text:style-name="T4">Задержка по размыканию</text:span><text:span text:style-name="T5"> реализована блоком </text:span><text:span text:style-name="T4">Задержка по выключению</text:span><text:span text:style-name="T5">.</text:span></text:p>
            <text:p text:style-name="Text_20_body"><text:span text:style-name="T1">Свойства</text:span>:</text:p>
            <text:list xml:id="list5343716575026067142" text:style-name="L1">
              <text:list-item>
                <text:p text:style-name="P5">Имя реле – имя, по которому определяется управляющее воздействие.</text:p>
              </text:list-item>
              <text:list-item>
                <text:p text:style-name="P5">Время задержки – время задержки<draw:frame draw:style-name="fr3" draw:name="Объект5" text:anchor-type="as-char" svg:width="0.704cm" svg:height="0.621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при выключении контакта реле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Замыкающий контакт реле с задержкой по размыканию</dc:title>
    <dc:date>2012-03-30T16:31:17.31</dc:date>
    <meta:generator>OpenOffice_Beta/4.1.0$Win32 OpenOffice.org_project/410m14$Build-9760</meta:generator>
    <meta:editing-duration>PT2H22M12S</meta:editing-duration>
    <meta:editing-cycles>126</meta:editing-cycles>
    <meta:document-statistic meta:table-count="1" meta:image-count="2" meta:object-count="5" meta:page-count="1" meta:paragraph-count="13" meta:word-count="117" meta:character-count="793"/>
  </office:meta>
</office:document-meta>
</file>

<file path=Object 1/content.xml><?xml version="1.0" encoding="utf-8"?>
<math xmlns="http://www.w3.org/1998/Math/MathML">
  <semantics>
    <mrow>
      <msub>
        <mi>T</mi>
        <mn>2</mn>
      </msub>
    </mrow>
    <annotation encoding="StarMath 5.0">T_2</annotation>
  </semantics>
</math>
</file>

<file path=Object 2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если</mi>
                    <mi>u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>;</mi>
                  </mrow>
                </mtd>
              </mtr>
              <mtr>
                <mtd>
                  <mrow>
                    <mn>1,</mn>
                    <mi/>
                    <mi mathvariant="italic">если</mi>
                    <mi>u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>;</mi>
                    <mi/>
                    <mi>и</mi>
                    <mi/>
                    <msub>
                      <mi>x</mi>
                      <mi mathvariant="italic">relais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/>
                    <mi mathvariant="italic">за</mi>
                    <mi mathvariant="italic">последние</mi>
                    <msub>
                      <mi>T</mi>
                      <mn>2</mn>
                    </msub>
                    <mi mathvariant="italic">секунд</mi>
                    <mi>;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i>u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1, ~ если u(t)=1; #
alignl 1, ~ если u(t)=1;~и~ x_relais(t)=1 ~за последние T_2 секунд; #
alignl 0, ~ если u(t)=0;  }
right none
</annotation>
  </semantics>
</math>
</file>

<file path=Object 3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4/content.xml><?xml version="1.0" encoding="utf-8"?>
<math xmlns="http://www.w3.org/1998/Math/MathML">
  <semantics>
    <mrow>
      <msub>
        <mi>x</mi>
        <mi mathvariant="italic">relais</mi>
      </msub>
      <mrow>
        <mo stretchy="false">(</mo>
        <mrow>
          <mi>t</mi>
        </mrow>
        <mo stretchy="false">)</mo>
      </mrow>
    </mrow>
    <annotation encoding="StarMath 5.0">x_relais(t)</annotation>
  </semantics>
</math>
</file>

<file path=Object 5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